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9cbc" officeooo:paragraph-rsid="00199cb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f470" officeooo:paragraph-rsid="001bf47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5e0c3" officeooo:paragraph-rsid="0035e0c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85932" officeooo:paragraph-rsid="0038593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8ca94" officeooo:paragraph-rsid="0038ca94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3d2f9d" officeooo:paragraph-rsid="003d2f9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0c5b8" officeooo:paragraph-rsid="0040c5b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3c467" officeooo:paragraph-rsid="0043c46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4f99a" officeooo:paragraph-rsid="0044f99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6f219" officeooo:paragraph-rsid="0046f21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71710" officeooo:paragraph-rsid="0047171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b2f65" officeooo:paragraph-rsid="004b2f6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cb36a" officeooo:paragraph-rsid="004cb36a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4e8e57" officeooo:paragraph-rsid="004e8e57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f470" officeooo:paragraph-rsid="001bf47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377" officeooo:paragraph-rsid="0025e612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officeooo:rsid="001e4290" officeooo:paragraph-rsid="001bf470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1e4290" officeooo:paragraph-rsid="0025e612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5f96" officeooo:paragraph-rsid="001f5f9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5f96" officeooo:paragraph-rsid="00230692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5f96" officeooo:paragraph-rsid="0027a76a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f5f96" officeooo:paragraph-rsid="0029d9bc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bold" officeooo:rsid="002601b1" officeooo:paragraph-rsid="002601b1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bold" officeooo:rsid="0027a76a" officeooo:paragraph-rsid="0027a76a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bold" officeooo:rsid="002d8850" officeooo:paragraph-rsid="002d885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bold" officeooo:rsid="0031b78c" officeooo:paragraph-rsid="0031b78c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bold" officeooo:rsid="003502f1" officeooo:paragraph-rsid="003502f1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bold" officeooo:rsid="00423298" officeooo:paragraph-rsid="00423298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font-size="14pt" style:text-underline-style="none" fo:font-weight="bold" officeooo:rsid="003502f1" officeooo:paragraph-rsid="003502f1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43c467" officeooo:paragraph-rsid="0043c467" style:font-size-asian="12.25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374930" style:font-weight-asian="normal" style:font-weight-complex="normal"/>
    </style:style>
    <style:style style:name="T3" style:family="text">
      <style:text-properties style:text-underline-style="none" fo:font-weight="normal" officeooo:rsid="003a6243" style:font-weight-asian="normal" style:font-weight-complex="normal"/>
    </style:style>
    <style:style style:name="T4" style:family="text">
      <style:text-properties style:text-underline-style="none" fo:font-weight="normal" officeooo:rsid="003c8a9e" style:font-weight-asian="normal" style:font-weight-complex="normal"/>
    </style:style>
    <style:style style:name="T5" style:family="text">
      <style:text-properties style:text-underline-style="none" fo:font-weight="normal" officeooo:rsid="003d76a4" style:font-weight-asian="normal" style:font-weight-complex="normal"/>
    </style:style>
    <style:style style:name="T6" style:family="text">
      <style:text-properties style:text-underline-style="none" fo:font-weight="normal" officeooo:rsid="003e1fbc" style:font-weight-asian="normal" style:font-weight-complex="normal"/>
    </style:style>
    <style:style style:name="T7" style:family="text">
      <style:text-properties style:text-underline-style="none" fo:font-weight="normal" officeooo:rsid="003fabe6" style:font-weight-asian="normal" style:font-weight-complex="normal"/>
    </style:style>
    <style:style style:name="T8" style:family="text">
      <style:text-properties style:text-underline-style="none" fo:font-weight="normal" officeooo:rsid="00473caa" style:font-weight-asian="normal" style:font-weight-complex="normal"/>
    </style:style>
    <style:style style:name="T9" style:family="text">
      <style:text-properties style:text-underline-style="none" fo:font-weight="normal" officeooo:rsid="00483f4a" style:font-weight-asian="normal" style:font-weight-complex="normal"/>
    </style:style>
    <style:style style:name="T10" style:family="text">
      <style:text-properties style:text-underline-style="none" fo:font-weight="normal" officeooo:rsid="0049ab1e" style:font-weight-asian="normal" style:font-weight-complex="normal"/>
    </style:style>
    <style:style style:name="T11" style:family="text">
      <style:text-properties style:text-underline-style="none" fo:font-weight="normal" officeooo:rsid="004c2b05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95c0" style:font-weight-asian="normal" style:font-weight-complex="normal"/>
    </style:style>
    <style:style style:name="T14" style:family="text">
      <style:text-properties fo:font-weight="normal" officeooo:rsid="001dbf79" style:font-weight-asian="normal" style:font-weight-complex="normal"/>
    </style:style>
    <style:style style:name="T15" style:family="text">
      <style:text-properties fo:font-weight="normal" officeooo:rsid="001e6315" style:font-weight-asian="normal" style:font-weight-complex="normal"/>
    </style:style>
    <style:style style:name="T16" style:family="text">
      <style:text-properties fo:font-weight="normal" officeooo:rsid="0021525c" style:font-weight-asian="normal" style:font-weight-complex="normal"/>
    </style:style>
    <style:style style:name="T17" style:family="text">
      <style:text-properties fo:font-weight="normal" officeooo:rsid="00230692" style:font-weight-asian="normal" style:font-weight-complex="normal"/>
    </style:style>
    <style:style style:name="T18" style:family="text">
      <style:text-properties fo:font-weight="normal" officeooo:rsid="00243b74" style:font-weight-asian="normal" style:font-weight-complex="normal"/>
    </style:style>
    <style:style style:name="T19" style:family="text">
      <style:text-properties fo:font-weight="normal" officeooo:rsid="00243e74" style:font-weight-asian="normal" style:font-weight-complex="normal"/>
    </style:style>
    <style:style style:name="T20" style:family="text">
      <style:text-properties fo:font-weight="normal" officeooo:rsid="00296ce4" style:font-weight-asian="normal" style:font-weight-complex="normal"/>
    </style:style>
    <style:style style:name="T21" style:family="text">
      <style:text-properties fo:font-weight="normal" officeooo:rsid="002b7bdf" style:font-weight-asian="normal" style:font-weight-complex="normal"/>
    </style:style>
    <style:style style:name="T22" style:family="text">
      <style:text-properties fo:font-weight="normal" officeooo:rsid="002bfbfe" style:font-weight-asian="normal" style:font-weight-complex="normal"/>
    </style:style>
    <style:style style:name="T23" style:family="text">
      <style:text-properties fo:font-weight="normal" officeooo:rsid="002ccc8e" style:font-weight-asian="normal" style:font-weight-complex="normal"/>
    </style:style>
    <style:style style:name="T24" style:family="text">
      <style:text-properties fo:font-weight="normal" officeooo:rsid="002f042b" style:font-weight-asian="normal" style:font-weight-complex="normal"/>
    </style:style>
    <style:style style:name="T25" style:family="text">
      <style:text-properties fo:font-weight="normal" officeooo:rsid="0030e36b" style:font-weight-asian="normal" style:font-weight-complex="normal"/>
    </style:style>
    <style:style style:name="T26" style:family="text">
      <style:text-properties fo:font-weight="normal" officeooo:rsid="00321f59" style:font-weight-asian="normal" style:font-weight-complex="normal"/>
    </style:style>
    <style:style style:name="T27" style:family="text">
      <style:text-properties fo:font-weight="normal" officeooo:rsid="0033aca1" style:font-weight-asian="normal" style:font-weight-complex="normal"/>
    </style:style>
    <style:style style:name="T28" style:family="text">
      <style:text-properties fo:font-weight="normal" officeooo:rsid="0035c405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243e74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à la Géopolitique</text:p>
      <text:p text:style-name="P1"><text:span text:style-name="T1"/></text:p>
      <text:p text:style-name="P1"><text:span text:style-name="T1"/></text:p>
      <text:p text:style-name="P2"><text:span text:style-name="T12">Définition de la Géopolitique :</text:span></text:p>
      <text:p text:style-name="P2"><text:span text:style-name="T12"/></text:p>
      <text:p text:style-name="P15"><text:span text:style-name="T12">R. Kjellen : Analyser la puissance des États dans l’espace géographique.</text:span></text:p>
      <text:p text:style-name="P17"><text:span text:style-name="T12"/></text:p>
      <text:p text:style-name="P20"><text:span text:style-name="T12">Yves Lacoste d</text:span><text:span text:style-name="T16">onne un nouveau sens à la géopolitique</text:span><text:span text:style-name="T12"> : </text:span><text:span text:style-name="T17">Instrumentalisation de la géographie pour servir un projet politique, </text:span><text:span text:style-name="T18">politisation du contenu du savoir géographique.</text:span></text:p>
      <text:p text:style-name="P20"><text:span text:style-name="T17">→ </text:span><text:span text:style-name="T12">Notion de territoires, de pouvoirs, de réalités, de projets politiques, phases de peuplement et de représentations de l’État par les populations.</text:span></text:p>
      <text:p text:style-name="P19"><text:span text:style-name="T12"/></text:p>
      <text:p text:style-name="P16"><text:span text:style-name="T12">Pendant longtemps les États étaient considérés comme les seuls acteurs de la scène géopolitique </text:span><text:span text:style-name="T13">(notion de monopole de la violence </text:span><text:span text:style-name="T14">légitime).</text:span></text:p>
      <text:p text:style-name="P16"><text:span text:style-name="T14"/></text:p>
      <text:p text:style-name="P18"><text:span text:style-name="T14">D</text:span><text:span text:style-name="T12">ernièrement le monde est passé d’une vision uni-scalaire (avec uniquement les États), à une scène multi-scalaire (ONG, O</text:span><text:span text:style-name="T15">rganisations internationales</text:span><text:span text:style-name="T12">, États, F</text:span><text:span text:style-name="T15">irmes multi-nationales</text:span><text:span text:style-name="T12">, Flux, Organisation non étatique).</text:span></text:p>
      <text:p text:style-name="P23"><text:span text:style-name="T12">Tous ces acteurs ont connaissance de ces atouts géographique dans leurs projets politiques.</text:span></text:p>
      <text:p text:style-name="P19"><text:span text:style-name="T12"/></text:p>
      <text:p text:style-name="P24"><text:span text:style-name="T12">L’école allemande de la géographie avec Ratzel, va utiliser l</text:span><text:span text:style-name="T23">es thèses de Darwin pour ses travaux sur les r</text:span><text:span text:style-name="T20">aces supérieures et inférieures et </text:span><text:span text:style-name="T23">la </text:span><text:span text:style-name="T20">notion d’espace vital. <text:line-break/>Ce savoir va être recycl</text:span><text:span text:style-name="T22">é</text:span><text:span text:style-name="T20"> par les nazis → Géopolitique mal vu depuis 1945.</text:span></text:p>
      <text:p text:style-name="P21"><text:span text:style-name="T12"/></text:p>
      <text:p text:style-name="P22"><text:span text:style-name="T12">« </text:span><text:span text:style-name="T29">La géographie, ça sert, d’abord, à faire la guerre </text:span><text:span text:style-name="T19">» : </text:span><text:span text:style-name="T21">Exemple de la guerre du Vietnam pendant laquelle la stratégie américaine sera de viser des objectifs plus géopolitiques que militaires.</text:span></text:p>
      <text:p text:style-name="P22"><text:span text:style-name="T21"/></text:p>
      <text:p text:style-name="P25"><text:span text:style-name="T21">L</text:span><text:span text:style-name="T12">a notion de géopolitique va pourtant revenir en avant de la scène suite </text:span><text:span text:style-name="T24">aux travaux</text:span><text:span text:style-name="T12"> des jeunes journalistes, qui contrairement à leurs aînés ne vont pas connoté ce mot négativement, </text:span><text:span text:style-name="T25">et relancer cette notion de géopolitique, qu’ils considèrent être une nouvelle science.</text:span></text:p>
      <text:p text:style-name="P25"><text:span text:style-name="T25"/></text:p>
      <text:p text:style-name="P26"><text:span text:style-name="T25">L</text:span><text:span text:style-name="T12">es années 80 vont donc être celles du renouveau géopolitique, avec de nombreux conflits qui seront traité</text:span><text:span text:style-name="T27">s</text:span><text:span text:style-name="T12"> pa</text:span><text:span text:style-name="T26">r la méthode géopolitique : Irank vs Iran, Chine vs Vietnam, chute du mur de Berlin…</text:span></text:p>
      <text:p text:style-name="P26"><text:span text:style-name="T26"/></text:p>
      <text:p text:style-name="P26"><text:span text:style-name="T26"/></text:p>
      <text:p text:style-name="P22"><text:span text:style-name="T21"/></text:p>
      <text:p text:style-name="P29"><text:span text:style-name="T21">S</text:span><text:span text:style-name="T12">uite à la chute du bloc soviétique, un monde multipolaire voit le jour, </text:span><text:span text:style-name="T28">et un besoin d’analyse géopolitique se fait sentir, ainsi la méthode géopolitique est nécessaire.<text:line-break/>La méthode géopolitique offre une analyse globale en s’intéressant à un territoire, ainsi que la représentation du monde pour la population.</text:span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3"><text:span text:style-name="T28">L</text:span><text:span text:style-name="T12">a Mondialisation à la Chinoise :</text:span></text:p>
      <text:p text:style-name="P3"/>
      <text:p text:style-name="P3"><text:span text:style-name="T1">Cette mondialisation passe par la création de nouvelles routes de la soie : « One Belt » et « One Road », </text:span><text:span text:style-name="T2">ainsi qu’un ligne </text:span><text:span text:style-name="T4">ferroviaire.</text:span></text:p>
      <text:p text:style-name="P3"/>
      <text:p text:style-name="P4"><text:span text:style-name="T2">L</text:span><text:span text:style-name="T1">es routes de la soie étaient un ensemble de routes commerciales allant de la Chine au monde méditerranéen. </text:span></text:p>
      <text:p text:style-name="P4"><text:span text:style-name="T1"/></text:p>
      <text:p text:style-name="P5"><text:span text:style-name="T1">Ainsi en </text:span><text:span text:style-name="T12">2013</text:span><text:span text:style-name="T1">, la Chine présente son projet de nouvelles routes de la soie, passant par plus de cent pays avec un budget de mille milliards de dollars, </text:span><text:span text:style-name="T3">via « One Belt », « One Road », des lignes ferroviaires, </text:span><text:span text:style-name="T4">des câbles sous-marins, fibre optique… </text:span></text:p>
      <text:p text:style-name="P5"><text:span text:style-name="T4"/></text:p>
      <text:p text:style-name="P6"><text:span text:style-name="T4">C</text:span><text:span text:style-name="T1">e projet amène donc à la Chine une progression de son influence économique, diplomatique, culturelle et commercial. </text:span><text:span text:style-name="T5">La coopération est mise en avant, la paix conséquence de ces routes commerciales aussi, ce projet va forcément amener des infrastructures logistiques </text:span><text:span text:style-name="T6">modernes pour tous les pays.<text:line-break/></text:span><text:span text:style-name="T7">L’aspect sécuritaire est néanmoins aussi de mise car il faudra sécuriser ces voies contre la piraterie.</text:span></text:p>
      <text:p text:style-name="P7"><text:span text:style-name="T7">U</text:span><text:span text:style-name="T1">n aspect décrié par de nombreux acteurs est un supposé néo-colonialisme notamment sur l’Afrique. </text:span></text:p>
      <text:p text:style-name="P28"><text:span text:style-name="T21">M</text:span><text:span text:style-name="T12">ais ce projet appelé projet 2050 est aussi et surtout un moyen de montrer au monde sa force et son indépendance.</text:span></text:p>
      <text:p text:style-name="P28"><text:span text:style-name="T12"/></text:p>
      <text:p text:style-name="P30"><text:span text:style-name="T12">Le Soft-Power :</text:span></text:p>
      <text:p text:style-name="P8"><text:span text:style-name="T1"/></text:p>
      <text:p text:style-name="P9"><text:span text:style-name="T1">Le Soft-Power s’oppose au Hard-Power (militaire et économique).</text:span></text:p>
      <text:p text:style-name="P10"><text:span text:style-name="T1">Là où le soft-power cherche à séduire, le hard-power à une optique d’imposition.</text:span></text:p>
      <text:p text:style-name="P10"><text:span text:style-name="T1"/></text:p>
      <text:p text:style-name="P11"><text:span text:style-name="T1">Le soft-power peut être définit comme la capacité d’un État à obtenir ce qu’</text:span><text:span text:style-name="T8">il</text:span><text:span text:style-name="T1"> veut par la séduction </text:span><text:span text:style-name="T9">et la promotion</text:span><text:span text:style-name="T1">, plutôt que par la coercition ou la récompense, </text:span><text:span text:style-name="T9">afin d’attirer </text:span><text:span text:style-name="T10">vers lui les autres États.</text:span></text:p>
      <text:p text:style-name="P11"><text:span text:style-name="T10"/></text:p>
      <text:p text:style-name="P12"><text:span text:style-name="T10">L</text:span><text:span text:style-name="T11">e soft-power de l’UE vient par exemple de sa pédagogie des valeurs et la diffusion de la démocratie libérale.</text:span></text:p>
      <text:p text:style-name="P12"><text:span text:style-name="T11"/></text:p>
      <text:p text:style-name="P13"><text:span text:style-name="T11">L</text:span><text:span text:style-name="T1">e </text:span><text:span text:style-name="T12">smart-power</text:span><text:span text:style-name="T1"> est le mélange du hard et du soft-power.</text:span></text:p>
      <text:p text:style-name="P14"><text:span text:style-name="T1"/></text:p>
      <text:p text:style-name="P14"><text:span text:style-name="T1">Le </text:span><text:span text:style-name="T12">sharp-power</text:span><text:span text:style-name="T1"> lui tend plutôt à l’intimidation, la pression sur un État, la limitation de l’expression dans ce pays afin de tordre les esprits : Chine, Russie, USA, France…</text:span></text:p>
      <text:p text:style-name="P14"><text:span text:style-name="T1"/></text:p>
      <text:p text:style-name="P14"><text:span text:style-name="T1"/></text:p>
      <text:p text:style-name="P10"><text:span text:style-name="T1"/></text:p>
      <text:p text:style-name="P22"><text:span text:style-name="T20"/></text:p>
      <text:p text:style-name="P24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1:38:32.130748213</meta:creation-date>
    <dc:date>2018-10-02T12:20:01.488250679</dc:date>
    <meta:editing-duration>PT41M2S</meta:editing-duration>
    <meta:editing-cycles>55</meta:editing-cycles>
    <meta:generator>LibreOffice/6.1.1.2$Linux_X86_64 LibreOffice_project/10$Build-2</meta:generator>
    <meta:document-statistic meta:table-count="0" meta:image-count="0" meta:object-count="0" meta:page-count="3" meta:paragraph-count="27" meta:word-count="631" meta:character-count="3947" meta:non-whitespace-character-count="3339"/>
  </office:meta>
</office:document-meta>
</file>